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artnerLink.hasMyR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artnerLink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artnerLink.isInitializePartnerRol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artnerLink.getPartnerRo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artnerLink.getMyRo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artnerLink.getMyRolePor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artnerLink.hasPartnerR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PartnerLink.getMyRoleOperation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PartnerLink.addCreateInstanceOperation( Operation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artnerLink.getCorrelationSetsForOperation( Operation ope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PartnerLink.getPartnerRoleOperation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PartnerLink.addCorrelationSetForOperation( Operation operation , OScope . CorrelationSet c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PartnerLink.getPartnerRolePor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artnerLink.isCreateInstanceOperation( Operation 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artnerLink.OPartnerLink( OProcess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